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3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4" calcext:value-type="float">
            <text:p>406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0" calcext:value-type="float">
            <text:p>414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3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8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2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0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7:42:37.582329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7-07T17:50:09.320431248</dc:date>
    <meta:editing-duration>PT10H53M47S</meta:editing-duration>
    <meta:editing-cycles>109</meta:editing-cycles>
    <meta:document-statistic meta:table-count="1" meta:cell-count="20096" meta:object-count="0"/>
  </office:meta>
</office:document-meta>
</file>